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221.67pt" svg:y="149.84pt">
            <loext:p draw:notify-on-update-of-ranges="Sheet1.A4:Sheet1.A9 Sheet1.C4:Sheet1.C9 Sheet1.D4:Sheet1.D9 Sheet1.B4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85.07pt" svg:y="146.07pt">
            <loext:p draw:notify-on-update-of-ranges="Sheet1.M6:Sheet1.M6 Sheet1.A4:Sheet1.A9 Sheet1.F4:Sheet1.F9 Sheet1.G4:Sheet1.G9 Sheet1.E4:Sheet1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6.84pt" svg:y="2.83pt">
            <loext:p draw:notify-on-update-of-ranges="Sheet1.A4:Sheet1.A9 Sheet1.I4:Sheet1.I9 Sheet1.J4:Sheet1.J9 Sheet1.H4:Sheet1.H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ce1"/>
        <table:table-row table:style-name="ro1">
          <table:table-cell table:style-name="Default" office:value-type="string" calcext:value-type="string">
            <text:p>Input</text:p>
          </table:table-cell>
          <table:table-cell table:style-name="ce2" office:value-type="string" calcext:value-type="string" table:number-columns-spanned="3" table:number-rows-spanned="1">
            <text:p>Best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Worst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Selection</text:p>
          </table:table-cell>
          <table:table-cell table:style-name="Default" office:value-type="string" calcext:value-type="string">
            <text:p>Insertion</text:p>
          </table:table-cell>
          <table:table-cell table:style-name="Default" office:value-type="string" calcext:value-type="string">
            <text:p>Bubble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637" calcext:value-type="float">
            <text:p>0.01637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1674" calcext:value-type="float">
            <text:p>0.01674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754" calcext:value-type="float">
            <text:p>0.037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802" calcext:value-type="float">
            <text:p>0.0580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0.12341" calcext:value-type="float">
            <text:p>0.12341</text:p>
          </table:table-cell>
          <table:table-cell office:value-type="float" office:value="0.06114" calcext:value-type="float">
            <text:p>0.06114</text:p>
          </table:table-cell>
          <table:table-cell office:value-type="float" office:value="0.63508" calcext:value-type="float">
            <text:p>0.63508</text:p>
          </table:table-cell>
          <table:table-cell office:value-type="float" office:value="0.1629" calcext:value-type="float">
            <text:p>0.16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3606" calcext:value-type="float">
            <text:p>0.2360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23753" calcext:value-type="float">
            <text:p>0.23753</text:p>
          </table:table-cell>
          <table:table-cell office:value-type="float" office:value="0.28934" calcext:value-type="float">
            <text:p>0.28934</text:p>
          </table:table-cell>
          <table:table-cell office:value-type="float" office:value="0.51007" calcext:value-type="float">
            <text:p>0.51007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7972" calcext:value-type="float">
            <text:p>0.679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5588" calcext:value-type="float">
            <text:p>1.45588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1.9447" calcext:value-type="float">
            <text:p>1.9447</text:p>
          </table:table-cell>
          <table:table-cell office:value-type="float" office:value="1.45072" calcext:value-type="float">
            <text:p>1.45072</text:p>
          </table:table-cell>
          <table:table-cell office:value-type="float" office:value="1.7593" calcext:value-type="float">
            <text:p>1.7593</text:p>
          </table:table-cell>
          <table:table-cell office:value-type="float" office:value="3.23613" calcext:value-type="float">
            <text:p>3.23613</text:p>
          </table:table-cell>
          <table:table-cell office:value-type="float" office:value="1.72039" calcext:value-type="float">
            <text:p>1.72039</text:p>
          </table:table-cell>
          <table:table-cell office:value-type="float" office:value="3.49125" calcext:value-type="float">
            <text:p>3.49125</text:p>
          </table:table-cell>
          <table:table-cell office:value-type="float" office:value="4.39358" calcext:value-type="float">
            <text:p>4.393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86377" calcext:value-type="float">
            <text:p>5.86377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7.91516" calcext:value-type="float">
            <text:p>7.91516</text:p>
          </table:table-cell>
          <table:table-cell office:value-type="float" office:value="6.13047" calcext:value-type="float">
            <text:p>6.13047</text:p>
          </table:table-cell>
          <table:table-cell office:value-type="float" office:value="7.31155" calcext:value-type="float">
            <text:p>7.31155</text:p>
          </table:table-cell>
          <table:table-cell office:value-type="float" office:value="13.25693" calcext:value-type="float">
            <text:p>13.25693</text:p>
          </table:table-cell>
          <table:table-cell office:value-type="float" office:value="6.24238" calcext:value-type="float">
            <text:p>6.24238</text:p>
          </table:table-cell>
          <table:table-cell office:value-type="float" office:value="14.43106" calcext:value-type="float">
            <text:p>14.43106</text:p>
          </table:table-cell>
          <table:table-cell office:value-type="float" office:value="17.77892" calcext:value-type="float">
            <text:p>17.778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.45245" calcext:value-type="float">
            <text:p>23.45245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31.94929" calcext:value-type="float">
            <text:p>31.94929</text:p>
          </table:table-cell>
          <table:table-cell office:value-type="float" office:value="23.66887" calcext:value-type="float">
            <text:p>23.66887</text:p>
          </table:table-cell>
          <table:table-cell office:value-type="float" office:value="28.973" calcext:value-type="float">
            <text:p>28.973</text:p>
          </table:table-cell>
          <table:table-cell office:value-type="float" office:value="53.592" calcext:value-type="float">
            <text:p>53.592</text:p>
          </table:table-cell>
          <table:table-cell office:value-type="float" office:value="25.52349" calcext:value-type="float">
            <text:p>25.52349</text:p>
          </table:table-cell>
          <table:table-cell office:value-type="float" office:value="57.35864" calcext:value-type="float">
            <text:p>57.35864</text:p>
          </table:table-cell>
          <table:table-cell office:value-type="float" office:value="70.89479" calcext:value-type="float">
            <text:p>70.89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23:55:09.385689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3:31:50.248823214</meta:creation-date>
    <dc:date>2017-09-04T00:13:31.004338494</dc:date>
    <meta:editing-duration>PT20M2S</meta:editing-duration>
    <meta:editing-cycles>5</meta:editing-cycles>
    <meta:generator>LibreOffice/5.2.7.2$Linux_X86_64 LibreOffice_project/20m0$Build-2</meta:generator>
    <meta:document-statistic meta:table-count="1" meta:cell-count="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945cm" svg:y="0.316cm" chart:style-name="ch2">
          <text:p>Best Case Scenario</text:p>
        </chart:title>
        <chart:legend chart:legend-position="end" svg:x="13.278cm" svg:y="3.705cm" style:legend-expansion="high" chart:style-name="ch3"/>
        <chart:plot-area chart:style-name="ch4" table:cell-range-address="Sheet1.A4:Sheet1.D9" chart:data-source-has-labels="both" svg:x="1.33cm" svg:y="1.275cm" svg:width="11.629cm" svg:height="6.569cm">
          <chartooo:coordinate-region svg:x="1.951cm" svg:y="1.474cm" svg:width="10.544cm" svg:height="5.723cm"/>
          <chart:axis chart:dimension="x" chart:name="primary-x" chart:style-name="ch5" chartooo:axis-type="auto">
            <chartooo:date-scale/>
            <chart:title svg:x="6.24cm" svg:y="8.024cm" chart:style-name="ch6">
              <text:p>Sizeof Input</text:p>
            </chart:title>
            <chart:categories table:cell-range-address="Sheet1.A4:Sheet1.A9"/>
          </chart:axis>
          <chart:axis chart:dimension="y" chart:name="primary-y" chart:style-name="ch5">
            <chart:title svg:x="0.451cm" svg:y="5.807cm" chart:style-name="ch7">
              <text:p>Time Taken(sec.)</text:p>
            </chart:title>
            <chart:grid chart:style-name="ch8" chart:class="major"/>
          </chart:axis>
          <chart:series chart:style-name="ch9" chart:values-cell-range-address="Sheet1.C4:Sheet1.C9" loext:label-string="insertion" chart:class="chart:line">
            <chart:data-point chart:repeated="6"/>
          </chart:series>
          <chart:series chart:style-name="ch10" chart:values-cell-range-address="Sheet1.D4:Sheet1.D9" loext:label-string="bubble" chart:class="chart:line">
            <chart:data-point chart:repeated="6"/>
          </chart:series>
          <chart:series chart:style-name="ch11" chart:values-cell-range-address="Sheet1.B4:Sheet1.B9" loext:label-string="selection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bubble</text:p>
              </table:table-cell>
              <table:table-cell office:value-type="string">
                <text:p>selection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4:Sheet1.A9</svg:desc>
                </draw:g>
              </table:table-cell>
              <table:table-cell office:value-type="float" office:value="0.00014">
                <text:p>0.00014</text:p>
                <draw:g>
                  <svg:desc>Sheet1.C4:Sheet1.C9</svg:desc>
                </draw:g>
              </table:table-cell>
              <table:table-cell office:value-type="float" office:value="0.01645">
                <text:p>0.01645</text:p>
                <draw:g>
                  <svg:desc>Sheet1.D4:Sheet1.D9</svg:desc>
                </draw:g>
              </table:table-cell>
              <table:table-cell office:value-type="float" office:value="0.0145">
                <text:p>0.0145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41">
                <text:p>0.00041</text:p>
              </table:table-cell>
              <table:table-cell office:value-type="float" office:value="0.0715">
                <text:p>0.0715</text:p>
              </table:table-cell>
              <table:table-cell office:value-type="float" office:value="0.05802">
                <text:p>0.0580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54">
                <text:p>0.00054</text:p>
              </table:table-cell>
              <table:table-cell office:value-type="float" office:value="0.3013">
                <text:p>0.3013</text:p>
              </table:table-cell>
              <table:table-cell office:value-type="float" office:value="0.23606">
                <text:p>0.236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35">
                <text:p>0.00135</text:p>
              </table:table-cell>
              <table:table-cell office:value-type="float" office:value="1.9447">
                <text:p>1.9447</text:p>
              </table:table-cell>
              <table:table-cell office:value-type="float" office:value="1.45588">
                <text:p>1.4558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72">
                <text:p>0.00272</text:p>
              </table:table-cell>
              <table:table-cell office:value-type="float" office:value="7.91516">
                <text:p>7.91516</text:p>
              </table:table-cell>
              <table:table-cell office:value-type="float" office:value="5.86377">
                <text:p>5.8637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608">
                <text:p>0.00608</text:p>
              </table:table-cell>
              <table:table-cell office:value-type="float" office:value="31.94929">
                <text:p>31.94929</text:p>
              </table:table-cell>
              <table:table-cell office:value-type="float" office:value="23.45245">
                <text:p>23.45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27cm" svg:y="0.316cm" chart:style-name="ch2">
          <text:p>Average Case</text:p>
        </chart:title>
        <chart:legend chart:legend-position="end" svg:x="13.278cm" svg:y="3.706cm" style:legend-expansion="high" chart:style-name="ch3"/>
        <chart:plot-area chart:style-name="ch4" table:cell-range-address="Sheet1.M6:Sheet1.M6 Sheet1.A4:Sheet1.A9 Sheet1.E4:Sheet1.G9" chart:data-source-has-labels="both" svg:x="0.319cm" svg:y="1.275cm" svg:width="12.64cm" svg:height="7.551cm">
          <chartooo:coordinate-region svg:x="0.94cm" svg:y="1.474cm" svg:width="11.554cm" svg:height="6.705cm"/>
          <chart:axis chart:dimension="x" chart:name="primary-x" chart:style-name="ch5" chartooo:axis-type="auto">
            <chartooo:date-scale/>
            <chart:categories table:cell-range-address="Sheet1.A4:Sheet1.A9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9" loext:label-string="insertion" chart:class="chart:line">
            <chart:data-point chart:repeated="6"/>
          </chart:series>
          <chart:series chart:style-name="ch8" chart:values-cell-range-address="Sheet1.G4:Sheet1.G9" loext:label-string="bubble" chart:class="chart:line">
            <chart:data-point chart:repeated="6"/>
          </chart:series>
          <chart:series chart:style-name="ch9" chart:values-cell-range-address="Sheet1.E4:Sheet1.E9" loext:label-string="selection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bubble</text:p>
              </table:table-cell>
              <table:table-cell office:value-type="string">
                <text:p>selection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4:Sheet1.A9</svg:desc>
                </draw:g>
              </table:table-cell>
              <table:table-cell office:value-type="float" office:value="0.01637">
                <text:p>0.01637</text:p>
                <draw:g>
                  <svg:desc>Sheet1.F4:Sheet1.F9</svg:desc>
                </draw:g>
              </table:table-cell>
              <table:table-cell office:value-type="float" office:value="0.02783">
                <text:p>0.02783</text:p>
                <draw:g>
                  <svg:desc>Sheet1.G4:Sheet1.G9</svg:desc>
                </draw:g>
              </table:table-cell>
              <table:table-cell office:value-type="float" office:value="0.01445">
                <text:p>0.01445</text:p>
                <draw:g>
                  <svg:desc>Sheet1.E4:Sheet1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025">
                <text:p>0.07025</text:p>
              </table:table-cell>
              <table:table-cell office:value-type="float" office:value="0.12341">
                <text:p>0.12341</text:p>
              </table:table-cell>
              <table:table-cell office:value-type="float" office:value="0.0592">
                <text:p>0.05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8934">
                <text:p>0.28934</text:p>
              </table:table-cell>
              <table:table-cell office:value-type="float" office:value="0.51007">
                <text:p>0.51007</text:p>
              </table:table-cell>
              <table:table-cell office:value-type="float" office:value="0.23753">
                <text:p>0.2375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7593">
                <text:p>1.7593</text:p>
              </table:table-cell>
              <table:table-cell office:value-type="float" office:value="3.23613">
                <text:p>3.23613</text:p>
              </table:table-cell>
              <table:table-cell office:value-type="float" office:value="1.45072">
                <text:p>1.450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31155">
                <text:p>7.31155</text:p>
              </table:table-cell>
              <table:table-cell office:value-type="float" office:value="13.25693">
                <text:p>13.25693</text:p>
              </table:table-cell>
              <table:table-cell office:value-type="float" office:value="6.13047">
                <text:p>6.1304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8.973">
                <text:p>28.973</text:p>
              </table:table-cell>
              <table:table-cell office:value-type="float" office:value="53.592">
                <text:p>53.592</text:p>
              </table:table-cell>
              <table:table-cell office:value-type="float" office:value="23.66887">
                <text:p>23.66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Worst Case Scenario</text:p>
        </chart:title>
        <chart:legend chart:legend-position="end" svg:x="13.28cm" svg:y="3.703cm" style:legend-expansion="high" chart:style-name="ch3"/>
        <chart:plot-area chart:style-name="ch4" table:cell-range-address="Sheet1.A4:Sheet1.A9 Sheet1.H4:Sheet1.J9" chart:data-source-has-labels="both" svg:x="0.32cm" svg:y="1.275cm" svg:width="12.64cm" svg:height="7.545cm">
          <chartooo:coordinate-region svg:x="0.941cm" svg:y="1.474cm" svg:width="11.554cm" svg:height="6.699cm"/>
          <chart:axis chart:dimension="x" chart:name="primary-x" chart:style-name="ch5" chartooo:axis-type="auto">
            <chartooo:date-scale/>
            <chart:categories table:cell-range-address="Sheet1.A4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9" loext:label-string="insertion" chart:class="chart:line">
            <chart:data-point chart:repeated="6"/>
          </chart:series>
          <chart:series chart:style-name="ch8" chart:values-cell-range-address="Sheet1.J4:Sheet1.J9" loext:label-string="bubble" chart:class="chart:line">
            <chart:data-point chart:repeated="6"/>
          </chart:series>
          <chart:series chart:style-name="ch9" chart:values-cell-range-address="Sheet1.H4:Sheet1.H9" loext:label-string="selection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bubble</text:p>
              </table:table-cell>
              <table:table-cell office:value-type="string">
                <text:p>selection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4:Sheet1.A9</svg:desc>
                </draw:g>
              </table:table-cell>
              <table:table-cell office:value-type="float" office:value="0.03036">
                <text:p>0.03036</text:p>
                <draw:g>
                  <svg:desc>Sheet1.I4:Sheet1.I9</svg:desc>
                </draw:g>
              </table:table-cell>
              <table:table-cell office:value-type="float" office:value="0.03754">
                <text:p>0.03754</text:p>
                <draw:g>
                  <svg:desc>Sheet1.J4:Sheet1.J9</svg:desc>
                </draw:g>
              </table:table-cell>
              <table:table-cell office:value-type="float" office:value="0.01674">
                <text:p>0.01674</text:p>
                <draw:g>
                  <svg:desc>Sheet1.H4:Sheet1.H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3508">
                <text:p>0.63508</text:p>
              </table:table-cell>
              <table:table-cell office:value-type="float" office:value="0.1629">
                <text:p>0.1629</text:p>
              </table:table-cell>
              <table:table-cell office:value-type="float" office:value="0.06114">
                <text:p>0.061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449">
                <text:p>0.5449</text:p>
              </table:table-cell>
              <table:table-cell office:value-type="float" office:value="0.67972">
                <text:p>0.67972</text:p>
              </table:table-cell>
              <table:table-cell office:value-type="float" office:value="0.2464">
                <text:p>0.246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49125">
                <text:p>3.49125</text:p>
              </table:table-cell>
              <table:table-cell office:value-type="float" office:value="4.39358">
                <text:p>4.39358</text:p>
              </table:table-cell>
              <table:table-cell office:value-type="float" office:value="1.72039">
                <text:p>1.720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.43106">
                <text:p>14.43106</text:p>
              </table:table-cell>
              <table:table-cell office:value-type="float" office:value="17.77892">
                <text:p>17.77892</text:p>
              </table:table-cell>
              <table:table-cell office:value-type="float" office:value="6.24238">
                <text:p>6.2423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7.35864">
                <text:p>57.35864</text:p>
              </table:table-cell>
              <table:table-cell office:value-type="float" office:value="70.89479">
                <text:p>70.89479</text:p>
              </table:table-cell>
              <table:table-cell office:value-type="float" office:value="25.52349">
                <text:p>25.52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